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2" svg:font-family="Calibri" style:font-family-generic="swiss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shadow="hidden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none" draw:fill-color="#729fc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fill-color="#729fcf" draw:textarea-vertical-align="middle" fo:min-height="2.57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textarea-vertical-align="middle" fo:min-height="0.67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123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72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top" fo:min-height="16.307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729fcf"/>
      <style:text-properties fo:font-size="12pt"/>
    </style:style>
    <style:style style:name="P2" style:family="paragraph">
      <loext:graphic-properties draw:fill="none" draw:fill-color="#729fcf"/>
      <style:text-properties fo:font-size="12pt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font-size="12pt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20%" fo:text-align="center" fo:text-indent="0cm"/>
      <style:text-properties fo:font-size="12pt"/>
    </style:style>
    <style:style style:name="P5" style:family="paragraph">
      <style:text-properties fo:font-size="12pt"/>
    </style:style>
    <style:style style:name="P6" style:family="paragraph">
      <loext:graphic-properties draw:fill="none"/>
      <style:text-properties fo:font-size="8pt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fo:font-size="8pt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8pt"/>
    </style:style>
    <style:style style:name="P9" style:family="paragraph">
      <loext:graphic-properties draw:fill="none"/>
      <style:text-properties fo:font-size="12pt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/>
    </style:style>
    <style:style style:name="P11" style:family="paragraph"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/>
    </style:style>
    <style:style style:name="T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raph Schema" draw:style-name="dp1" draw:master-page-name="PM0">
        <draw:g>
          <draw:g>
            <draw:path draw:style-name="gr1" draw:text-style-name="P1" draw:layer="layout" svg:width="3.81cm" svg:height="3.811cm" svg:x="11.557cm" svg:y="1.016cm" svg:viewBox="0 0 3811 3812" svg:d="M0 1906c0-351 80-649 255-953 176-304 394-522 698-698 304-175 602-255 952-255 351 0 649 80 953 255 304 176 522 394 698 698 175 304 255 602 255 953 0 351-80 649-255 953-176 304-394 522-698 698-304 175-602 255-952 255-351 0-649-80-953-255-304-176-522-394-698-698-175-304-255-602-255-953z">
              <text:p/>
            </draw:path>
            <draw:path draw:style-name="gr2" draw:text-style-name="P2" draw:layer="layout" svg:width="3.81cm" svg:height="3.811cm" svg:x="11.557cm" svg:y="1.016cm" svg:viewBox="0 0 3811 3812" svg:d="M0 1906c0-351 80-649 255-953 176-304 394-522 698-698 304-175 602-255 952-255 351 0 649 80 953 255 304 176 522 394 698 698 175 304 255 602 255 953 0 351-80 649-255 953-176 304-394 522-698 698-304 175-602 255-952 255-351 0-649-80-953-255-304-176-522-394-698-698-175-304-255-602-255-953z">
              <text:p/>
            </draw:path>
          </draw:g>
          <draw:frame draw:style-name="gr3" draw:text-style-name="P4" draw:layer="layout" svg:width="3.334cm" svg:height="2.858cm" svg:x="11.795cm" svg:y="1.492cm">
            <draw:text-box>
              <text:p text:style-name="P3"><text:span text:style-name="T1">TENANT</text:span></text:p>
            </draw:text-box>
          </draw:frame>
        </draw:g>
        <draw:g>
          <draw:g>
            <draw:path draw:style-name="gr1" draw:text-style-name="P1" draw:layer="layout" svg:width="3.81cm" svg:height="3.81cm" svg:x="18.733cm" svg:y="6.35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  <draw:path draw:style-name="gr2" draw:text-style-name="P2" draw:layer="layout" svg:width="3.81cm" svg:height="3.81cm" svg:x="18.733cm" svg:y="6.35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</draw:g>
          <draw:frame draw:style-name="gr3" draw:text-style-name="P2" draw:layer="layout" svg:width="3.334cm" svg:height="2.858cm" svg:x="18.97cm" svg:y="6.826cm">
            <draw:text-box>
              <text:p text:style-name="P5">CONSULTANT</text:p>
            </draw:text-box>
          </draw:frame>
        </draw:g>
        <draw:g>
          <draw:g>
            <draw:path draw:style-name="gr1" draw:text-style-name="P1" draw:layer="layout" svg:width="3.81cm" svg:height="3.81cm" svg:x="12.383cm" svg:y="16.256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  <draw:path draw:style-name="gr2" draw:text-style-name="P2" draw:layer="layout" svg:width="3.81cm" svg:height="3.81cm" svg:x="12.383cm" svg:y="16.256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</draw:g>
          <draw:frame draw:style-name="gr3" draw:text-style-name="P4" draw:layer="layout" svg:width="3.334cm" svg:height="2.858cm" svg:x="12.621cm" svg:y="16.732cm">
            <draw:text-box>
              <text:p text:style-name="P3"><text:span text:style-name="T1">CONTACT</text:span></text:p>
            </draw:text-box>
          </draw:frame>
        </draw:g>
        <draw:g>
          <draw:g>
            <draw:path draw:style-name="gr1" draw:text-style-name="P1" draw:layer="layout" svg:width="3.81cm" svg:height="3.81cm" svg:x="8.811cm" svg:y="8.636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  <draw:path draw:style-name="gr2" draw:text-style-name="P2" draw:layer="layout" svg:width="3.81cm" svg:height="3.81cm" svg:x="8.811cm" svg:y="8.636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</draw:g>
          <draw:frame draw:style-name="gr3" draw:text-style-name="P4" draw:layer="layout" svg:width="3.334cm" svg:height="2.858cm" svg:x="9.049cm" svg:y="9.112cm">
            <draw:text-box>
              <text:p text:style-name="P3"><text:span text:style-name="T1">BRAND</text:span></text:p>
            </draw:text-box>
          </draw:frame>
        </draw:g>
        <draw:g>
          <draw:g>
            <draw:path draw:style-name="gr1" draw:text-style-name="P1" draw:layer="layout" svg:width="3.81cm" svg:height="3.81cm" svg:x="13.97cm" svg:y="10.16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  <draw:path draw:style-name="gr2" draw:text-style-name="P2" draw:layer="layout" svg:width="3.81cm" svg:height="3.81cm" svg:x="13.97cm" svg:y="10.16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</draw:g>
          <draw:frame draw:style-name="gr3" draw:text-style-name="P4" draw:layer="layout" svg:width="3.334cm" svg:height="2.858cm" svg:x="14.208cm" svg:y="10.636cm">
            <draw:text-box>
              <text:p text:style-name="P3"><text:span text:style-name="T1">PRODUCT</text:span></text:p>
            </draw:text-box>
          </draw:frame>
        </draw:g>
        <draw:g>
          <draw:path draw:style-name="gr4" draw:text-style-name="P6" draw:layer="layout" svg:width="5.398cm" svg:height="3.429cm" svg:x="15.24cm" svg:y="2.921cm" svg:viewBox="0 0 5399 3430" svg:d="M0 0c1349 0 3495 0 4504 721 895 642 895 1852 895 2709">
            <text:p/>
          </draw:path>
          <draw:frame draw:style-name="gr5" draw:text-style-name="P8" draw:layer="layout" svg:width="1.562cm" svg:height="1.405cm" svg:x="18.222cm" svg:y="2.584cm">
            <draw:text-box>
              <text:p text:style-name="P7"><text:span text:style-name="T2">OWNER</text:span></text:p>
              <text:p text:style-name="P7"><text:span text:style-name="T2">CONSULTS</text:span></text:p>
            </draw:text-box>
          </draw:frame>
        </draw:g>
        <draw:g>
          <draw:path draw:style-name="gr4" draw:text-style-name="P9" draw:layer="layout" svg:width="4.445cm" svg:height="8.001cm" svg:x="16.092cm" svg:y="10.16cm" svg:viewBox="0 0 4446 8002" svg:d="M4446 0c0 2000 0 5224-962 6716-829 1286-2372 1286-3484 1286">
            <text:p/>
          </draw:path>
          <draw:frame draw:style-name="gr6" draw:text-style-name="P10" draw:layer="layout" svg:width="2.426cm" svg:height="1.405cm" svg:x="19.799cm" svg:y="15.486cm">
            <draw:text-box>
              <text:p text:style-name="P3"><text:span text:style-name="T2">CUSTOMER</text:span></text:p>
              <text:p text:style-name="P3"><text:span text:style-name="T2">LEAD</text:span></text:p>
            </draw:text-box>
          </draw:frame>
        </draw:g>
        <draw:g>
          <draw:path draw:style-name="gr4" draw:text-style-name="P9" draw:layer="layout" svg:width="8.575cm" svg:height="1.728cm" svg:x="10.716cm" svg:y="6.908cm" svg:viewBox="0 0 8576 1729" svg:d="M8576 0c-2145 0-5782 0-7363 414-1213 319-1213 883-1213 1315">
            <text:p/>
          </draw:path>
          <draw:frame draw:style-name="gr7" draw:text-style-name="P10" draw:layer="layout" svg:width="1.411cm" svg:height="0.621cm" svg:x="13.903cm" svg:y="6.686cm">
            <draw:text-box>
              <text:p text:style-name="P3"><text:span text:style-name="T2">SELLS</text:span></text:p>
            </draw:text-box>
          </draw:frame>
        </draw:g>
        <draw:g>
          <draw:g>
            <draw:path draw:style-name="gr1" draw:text-style-name="P1" draw:layer="layout" svg:width="3.81cm" svg:height="3.81cm" svg:x="3.81cm" svg:y="5.08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  <draw:path draw:style-name="gr2" draw:text-style-name="P2" draw:layer="layout" svg:width="3.81cm" svg:height="3.81cm" svg:x="3.81cm" svg:y="5.08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</draw:g>
          <draw:frame draw:style-name="gr3" draw:text-style-name="P4" draw:layer="layout" svg:width="3.334cm" svg:height="2.858cm" svg:x="4.048cm" svg:y="5.556cm">
            <draw:text-box>
              <text:p text:style-name="P3"><text:span text:style-name="T1">CAMPAIGN</text:span></text:p>
            </draw:text-box>
          </draw:frame>
        </draw:g>
        <draw:g>
          <draw:path draw:style-name="gr4" draw:text-style-name="P9" draw:layer="layout" svg:width="12.228cm" svg:height="1.27cm" svg:x="7.062cm" svg:y="5.638cm" svg:viewBox="0 0 12229 1271" svg:d="M12229 1271c-1034 0-1034-476-1820-774-1312-497-4812-497-10409-497">
            <text:p/>
          </draw:path>
          <draw:frame draw:style-name="gr7" draw:text-style-name="P10" draw:layer="layout" svg:width="1.642cm" svg:height="1.009cm" svg:x="12.474cm" svg:y="5.177cm">
            <draw:text-box>
              <text:p text:style-name="P3"><text:span text:style-name="T2">CAMPAIGN</text:span></text:p>
            </draw:text-box>
          </draw:frame>
        </draw:g>
        <draw:g>
          <draw:path draw:style-name="gr4" draw:text-style-name="P9" draw:layer="layout" svg:width="6.668cm" svg:height="9.271cm" svg:x="5.715cm" svg:y="8.89cm" svg:viewBox="0 0 6669 9272" svg:d="M0 0c0 2317 0 5950 1364 7685 1248 1587 3637 1587 5305 1587">
            <text:p/>
          </draw:path>
          <draw:frame draw:style-name="gr8" draw:text-style-name="P12" draw:layer="layout" svg:width="2.413cm" svg:height="1.009cm" svg:x="5.969cm" svg:y="15.12cm">
            <draw:text-box>
              <text:p text:style-name="P11"><text:span text:style-name="T2">PARTICI</text:span><text:span text:style-name="T2">PANT</text:span></text:p>
            </draw:text-box>
          </draw:frame>
        </draw:g>
        <draw:g>
          <draw:path draw:style-name="gr4" draw:text-style-name="P9" draw:layer="layout" svg:width="1.749cm" svg:height="2.209cm" svg:x="7.62cm" svg:y="6.985cm" svg:viewBox="0 0 1750 2210" svg:d="M0 0c477 0 477 2210 1750 2210">
            <text:p/>
          </draw:path>
          <draw:frame draw:style-name="gr7" draw:text-style-name="P10" draw:layer="layout" svg:width="1.95cm" svg:height="1.009cm" svg:x="7.305cm" svg:y="7.785cm">
            <draw:text-box>
              <text:p text:style-name="P3"><text:span text:style-name="T2">FOCUSBRAND</text:span></text:p>
            </draw:text-box>
          </draw:frame>
        </draw:g>
        <draw:g>
          <draw:path draw:style-name="gr4" draw:text-style-name="P9" draw:layer="layout" svg:width="1.349cm" svg:height="1.524cm" svg:x="12.621cm" svg:y="10.541cm" svg:viewBox="0 0 1350 1525" svg:d="M0 0c476 0 476 1525 1350 1525">
            <text:p/>
          </draw:path>
          <draw:frame draw:style-name="gr7" draw:text-style-name="P10" draw:layer="layout" svg:width="1.475cm" svg:height="1.009cm" svg:x="12.456cm" svg:y="10.901cm">
            <draw:text-box>
              <text:p text:style-name="P3"><text:span text:style-name="T2">PRODUC</text:span><text:span text:style-name="T2">T</text:span></text:p>
            </draw:text-box>
          </draw:frame>
        </draw:g>
        <draw:g>
          <draw:path draw:style-name="gr4" draw:text-style-name="P9" draw:layer="layout" svg:width="2.225cm" svg:height="4.368cm" svg:x="10.715cm" svg:y="12.446cm" svg:viewBox="0 0 2226 4369" svg:d="M2226 4369c-556 0-1322 0-1737-689-489-814-489-2589-489-3680">
            <text:p/>
          </draw:path>
          <draw:frame draw:style-name="gr6" draw:text-style-name="P10" draw:layer="layout" svg:width="2.799cm" svg:height="1.405cm" svg:x="9.012cm" svg:y="15.494cm">
            <draw:text-box>
              <text:p text:style-name="P3"><text:span text:style-name="T2">INTEREST</text:span></text:p>
              <text:p text:style-name="P3"><text:span text:style-name="T2">PURCHASED</text:span></text:p>
            </draw:text-box>
          </draw:frame>
        </draw:g>
        <draw:g>
          <draw:path draw:style-name="gr4" draw:text-style-name="P9" draw:layer="layout" svg:width="1.588cm" svg:height="2.286cm" svg:x="14.287cm" svg:y="13.97cm" svg:viewBox="0 0 1589 2287" svg:d="M0 2287c0-477 1589-477 1589-2287">
            <text:p/>
          </draw:path>
          <draw:frame draw:style-name="gr6" draw:text-style-name="P10" draw:layer="layout" svg:width="2.876cm" svg:height="1.405cm" svg:x="15.031cm" svg:y="14.986cm">
            <draw:text-box>
              <text:p text:style-name="P3"><text:span text:style-name="T2">INTERES</text:span><text:span text:style-name="T2">T</text:span></text:p>
              <text:p text:style-name="P3"><text:span text:style-name="T2">PURCHA</text:span><text:span text:style-name="T2">SED</text:span></text:p>
            </draw:text-box>
          </draw:frame>
        </draw:g>
        <draw:g>
          <draw:path draw:style-name="gr4" draw:text-style-name="P9" draw:layer="layout" svg:width="8.255cm" svg:height="3.175cm" svg:x="7.62cm" svg:y="6.985cm" svg:viewBox="0 0 8256 3176" svg:d="M0 0c2063 0 5485 0 7017 726 1239 590 1239 1657 1239 2450">
            <text:p/>
          </draw:path>
          <draw:frame draw:style-name="gr7" draw:text-style-name="P10" draw:layer="layout" svg:width="2.252cm" svg:height="1.009cm" svg:x="13.796cm" svg:y="7.751cm">
            <draw:text-box>
              <text:p text:style-name="P3"><text:span text:style-name="T2">FOCUSPRODUCT</text:span></text:p>
            </draw:text-box>
          </draw:frame>
        </draw:g>
        <draw:g>
          <draw:g>
            <draw:path draw:style-name="gr1" draw:text-style-name="P1" draw:layer="layout" svg:width="3.81cm" svg:height="3.81cm" svg:x="1.27cm" svg:y="14.732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  <draw:path draw:style-name="gr2" draw:text-style-name="P2" draw:layer="layout" svg:width="3.81cm" svg:height="3.81cm" svg:x="1.27cm" svg:y="14.732cm" svg:viewBox="0 0 3811 3811" svg:d="M0 1905v1c0-351 80-649 255-953 176-304 394-522 698-698 304-175 602-255 952-255 351 0 649 80 953 255 304 176 522 394 698 698 175 304 255 602 255 952 0 351-80 649-255 953-176 304-394 522-698 698-304 175-602 255-952 255-351 0-649-80-953-255-304-176-522-394-698-698-175-304-255-602-255-952z">
              <text:p/>
            </draw:path>
          </draw:g>
          <draw:frame draw:style-name="gr3" draw:text-style-name="P4" draw:layer="layout" svg:width="3.334cm" svg:height="2.858cm" svg:x="1.508cm" svg:y="15.208cm">
            <draw:text-box>
              <text:p text:style-name="P3"><text:span text:style-name="T1">CAMPAIGN_RESULTS</text:span></text:p>
            </draw:text-box>
          </draw:frame>
        </draw:g>
        <draw:path draw:style-name="gr4" draw:text-style-name="P9" draw:layer="layout" svg:width="1.193cm" svg:height="6.273cm" svg:x="3.175cm" svg:y="8.332cm" svg:viewBox="0 0 1194 6274" svg:d="M1194 0c0 1034-1194 1034-1194 6274">
          <text:p/>
        </draw:path>
      </draw:page>
      <draw:page draw:name="Properties" draw:style-name="dp1" draw:master-page-name="PM1">
        <draw:frame draw:style-name="gr9" draw:text-style-name="P14" draw:layer="layout" svg:width="23.178cm" svg:height="16.589cm" svg:x="2.223cm" svg:y="2.858cm">
          <draw:text-box>
            <text:p text:style-name="P13"><text:span text:style-name="T3">Campaign</text:span></text:p>
            <text:p text:style-name="P13"><text:span text:style-name="T3">- Title</text:span></text:p>
            <text:p text:style-name="P13"><text:span text:style-name="T3">- Description</text:span></text:p>
            <text:p text:style-name="P13"><text:span text:style-name="T3">- Start</text:span></text:p>
            <text:p text:style-name="P13"><text:span text:style-name="T3">- End</text:span></text:p>
          </draw:text-box>
        </draw:frame>
      </draw:page>
      <draw:page draw:name="page3" draw:style-name="dp1" draw:master-page-name="PM1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2" svg:font-family="Calibri" style:font-family-generic="swiss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0T13:33:56.769314333</dc:date>
    <dc:description/>
    <dc:language>en-US</dc:language>
    <dc:subject/>
    <dc:title/>
    <meta:creation-date>2017-03-08T19:45:28Z</meta:creation-date>
    <meta:initial-creator>Pat Cataldo</meta:initial-creator>
    <meta:keyword/>
    <meta:generator>LibreOffice/5.1.6.2$Linux_X86_64 LibreOffice_project/10m0$Build-2</meta:generator>
    <meta:editing-duration>PT6M6S</meta:editing-duration>
    <meta:editing-cycles>2</meta:editing-cycles>
    <meta:document-statistic meta:object-count="67"/>
    <meta:user-defined meta:name="category"/>
    <meta:user-defined meta:name="company"/>
    <meta:template xlink:type="simple" xlink:actuate="onRequest" xlink:title="BASICD_U.VSTX" xlink:href=""/>
  </office:meta>
</office:document-meta>
</file>